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NewRoman" svg:font-family="TimesNewRoman" style:font-family-generic="roma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a1" style:family="table">
      <style:table-properties style:width="16.999cm" table:align="margin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ela1.D1" style:family="table-cell">
      <style:table-cell-properties fo:background-color="#000000"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Table_20_Heading">
      <style:text-properties fo:font-size="11pt" fo:font-style="normal" style:font-size-asian="11pt" style:font-style-asian="normal" style:font-size-complex="11pt" style:font-style-complex="normal"/>
    </style:style>
    <style:style style:name="P4" style:family="paragraph" style:parent-style-name="Table_20_Contents">
      <style:paragraph-properties fo:text-align="center" style:justify-single-word="false"/>
      <style:text-properties fo:font-size="11pt" style:font-size-asian="11pt" style:font-size-complex="11pt"/>
    </style:style>
    <style:style style:name="P5" style:family="paragraph" style:parent-style-name="Standard">
      <style:paragraph-properties fo:margin-left="0cm" fo:margin-right="0cm" fo:text-align="justify" style:justify-single-word="false" fo:text-indent="0cm" style:auto-text-indent="false"/>
      <style:text-properties fo:font-size="12pt" fo:font-weight="bold" style:font-size-asian="12pt" style:font-weight-asian="bold" style:font-size-complex="12pt" style:font-weight-complex="bold"/>
    </style:style>
    <style:style style:name="P6" style:family="paragraph" style:parent-style-name="Standard">
      <style:paragraph-properties fo:margin-left="0cm" fo:margin-right="0cm" fo:text-align="justify" style:justify-single-word="false" fo:text-indent="1.501cm" style:auto-text-indent="false"/>
      <style:text-properties fo:font-size="12pt" fo:font-weight="bold" style:font-size-asian="12pt" style:font-weight-asian="bold" style:font-size-complex="12pt" style:font-weight-complex="bold"/>
    </style:style>
    <style:style style:name="P7" style:family="paragraph" style:parent-style-name="Standard">
      <style:paragraph-properties fo:margin-left="0cm" fo:margin-right="0cm" fo:text-align="justify" style:justify-single-word="false" fo:text-indent="1.501cm" style:auto-text-indent="false"/>
      <style:text-properties fo:font-size="12pt" style:font-size-asian="12pt" style:font-size-complex="12pt"/>
    </style:style>
    <style:style style:name="P8" style:family="paragraph" style:parent-style-name="Text_20_body_20_indent">
      <style:paragraph-properties fo:margin-left="0cm" fo:margin-right="0cm" fo:line-height="100%" fo:text-indent="1.501cm" style:auto-text-indent="false"/>
      <style:text-properties style:font-name="Times New Roman" fo:font-size="12pt" style:font-size-asian="12pt" style:font-size-complex="12pt"/>
    </style:style>
    <style:style style:name="P9" style:family="paragraph" style:parent-style-name="Heading_20_1">
      <style:paragraph-properties fo:margin-left="0cm" fo:margin-right="0cm" fo:text-align="justify" style:justify-single-word="false" fo:text-indent="1.501cm" style:auto-text-indent="false"/>
      <style:text-properties style:font-name="Times New Roman" fo:font-size="12pt" fo:font-weight="bold" style:font-size-asian="12pt" style:font-weight-asian="bold" style:font-size-complex="12pt" style:font-weight-complex="bold"/>
    </style:style>
    <style:style style:name="P10" style:family="paragraph" style:parent-style-name="Heading_20_1">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2" style:family="paragraph" style:parent-style-name="Standard">
      <style:paragraph-properties fo:margin-left="1.251cm" fo:margin-right="0cm" fo:text-align="justify" style:justify-single-word="false" fo:text-indent="0cm" style:auto-text-indent="false"/>
      <style:text-properties fo:font-size="12pt" fo:font-weight="bold" style:font-size-asian="12pt" style:font-weight-asian="bold" style:font-size-complex="12pt" style:font-weight-complex="bold"/>
    </style:style>
    <style:style style:name="P13"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14" style:family="paragraph" style:parent-style-name="Standard">
      <style:paragraph-properties fo:text-align="justify" style:justify-single-word="false">
        <style:tab-stops>
          <style:tab-stop style:position="0cm"/>
        </style:tab-stops>
      </style:paragraph-properties>
      <style:text-properties fo:font-size="12pt" fo:font-weight="bold" style:font-size-asian="12pt" style:font-weight-asian="bold" style:font-size-complex="12pt" style:font-weight-complex="bold"/>
    </style:style>
    <style:style style:name="P15" style:family="paragraph" style:parent-style-name="Standard">
      <style:paragraph-properties fo:margin-left="1.251cm" fo:margin-right="0cm" fo:text-align="justify" style:justify-single-word="false" fo:text-indent="0cm" style:auto-text-indent="false"/>
      <style:text-properties fo:font-size="12pt" style:font-size-asian="12pt" style:font-size-complex="12pt"/>
    </style:style>
    <style:style style:name="P16" style:family="paragraph" style:parent-style-name="Standard">
      <style:paragraph-properties fo:margin-left="0cm" fo:margin-right="0cm" fo:text-align="justify" style:justify-single-word="false" fo:text-indent="1.296cm" style:auto-text-indent="false"/>
      <style:text-properties fo:font-size="12pt" style:font-size-asian="12pt" style:font-size-complex="12pt"/>
    </style:style>
    <style:style style:name="P17" style:family="paragraph" style:parent-style-name="Standard">
      <style:paragraph-properties fo:text-align="justify" style:justify-single-word="false"/>
    </style:style>
    <style:style style:name="P18" style:family="paragraph" style:parent-style-name="Standard">
      <style:paragraph-properties fo:margin-left="0cm" fo:margin-right="0cm" fo:text-indent="1.501cm" style:auto-text-indent="false"/>
      <style:text-properties fo:font-size="12pt" style:font-size-asian="12pt" style:font-size-complex="12pt"/>
    </style:style>
    <style:style style:name="P19" style:family="paragraph" style:parent-style-name="Standard">
      <style:paragraph-properties fo:margin-left="0cm" fo:margin-right="0cm" fo:text-indent="0cm" style:auto-text-indent="false"/>
      <style:text-properties style:font-name="Times New Roman" fo:font-size="12pt" fo:font-weight="bold" style:font-size-asian="12pt" style:font-weight-asian="bold" style:font-size-complex="12pt" style:font-weight-complex="bold"/>
    </style:style>
    <style:style style:name="P20" style:family="paragraph" style:parent-style-name="Standard">
      <style:paragraph-properties fo:text-align="justify" style:justify-single-word="false">
        <style:tab-stops>
          <style:tab-stop style:position="0cm"/>
          <style:tab-stop style:position="1.501cm"/>
        </style:tab-stops>
      </style:paragraph-properties>
      <style:text-properties fo:font-size="12pt" fo:font-weight="bold" style:font-size-asian="12pt" style:font-weight-asian="bold" style:font-size-complex="12pt" style:font-weight-complex="bold"/>
    </style:style>
    <style:style style:name="P21" style:family="paragraph" style:parent-style-name="Standard">
      <style:paragraph-properties fo:margin-left="1.251cm" fo:margin-right="0cm" fo:text-align="justify" style:justify-single-word="false" fo:text-indent="0cm" style:auto-text-indent="false"/>
    </style:style>
    <style:style style:name="P22" style:family="paragraph" style:parent-style-name="Standard">
      <style:paragraph-properties fo:margin-left="0cm" fo:margin-right="0cm" fo:text-align="justify" style:justify-single-word="false" fo:text-indent="1.27cm" style:auto-text-indent="false"/>
      <style:text-properties fo:font-size="12pt" style:font-size-asian="12pt" style:font-size-complex="12pt"/>
    </style:style>
    <style:style style:name="P23" style:family="paragraph" style:parent-style-name="Standard">
      <style:paragraph-properties fo:text-align="justify" style:justify-single-word="false"/>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style:font-size-asian="12pt" style:font-size-complex="12pt"/>
    </style:style>
    <style:style style:name="T5" style:family="text">
      <style:text-properties fo:font-size="12pt" fo:font-style="italic" style:font-size-asian="12pt" style:font-style-asian="italic" style:font-size-complex="12pt"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stórico</text:p>
      <text:p text:style-name="P2"/>
      <table:table table:name="Tabela1" table:style-name="Tabela1">
        <table:table-column table:style-name="Tabela1.A" table:number-columns-repeated="3"/>
        <table:table-column table:style-name="Tabela1.D"/>
        <table:table-header-rows>
          <table:table-row>
            <table:table-cell table:style-name="Tabela1.A1" office:value-type="string">
              <text:p text:style-name="P3">Versão</text:p>
            </table:table-cell>
            <table:table-cell table:style-name="Tabela1.A1" office:value-type="string">
              <text:p text:style-name="P3">Última Mudança</text:p>
            </table:table-cell>
            <table:table-cell table:style-name="Tabela1.A1" office:value-type="string">
              <text:p text:style-name="P3">Responsáveis</text:p>
            </table:table-cell>
            <table:table-cell table:style-name="Tabela1.D1" office:value-type="string">
              <text:p text:style-name="P3">Descrição</text:p>
            </table:table-cell>
          </table:table-row>
        </table:table-header-rows>
        <table:table-row>
          <table:table-cell table:style-name="Tabela1.A2" office:value-type="string">
            <text:p text:style-name="P4">0.1</text:p>
          </table:table-cell>
          <table:table-cell table:style-name="Tabela1.A2" office:value-type="string">
            <text:p text:style-name="P4">08/06/2006</text:p>
          </table:table-cell>
          <table:table-cell table:style-name="Tabela1.A2" office:value-type="string">
            <text:p text:style-name="P4">A1,A2,A11,A12,A13,A14 e A7(Gerente)</text:p>
          </table:table-cell>
          <table:table-cell table:style-name="Tabela1.D2" office:value-type="string">
            <text:p text:style-name="P4">Revisão dos casos de uso</text:p>
          </table:table-cell>
        </table:table-row>
      </table:table>
      <text:p text:style-name="P2"/>
      <text:p text:style-name="P5"/>
      <text:p text:style-name="P5"/>
      <text:p text:style-name="P5">ESPECIFICAÇÃO DOS CASOS DE USO CALENDÁRIO</text:p>
      <text:p text:style-name="P6"/>
      <text:p text:style-name="P5">Preâmbulo </text:p>
      <text:p text:style-name="P7"/>
      <text:p text:style-name="P8">As atividades da instituição serão marcadas por um “calendário geral”, comum a todos os programas. Periodicamente este calendário será editado (alteração de períodos, datas, ...) para refletir as decisões da instituição (provavelmente uma vez por semestre). Cada programa terá o seu próprio calendário. Este último, contudo, será estabelecido conforme a liberdade oferecida no calendário geral e as próprias peculiaridades. Por exemplo, o calendário da pós-graduação pode estabelecer de 01/01/2006 até 25/01/2006 para a inscrição de candidatos. Neste caso, cada programa fará uso deste período para inscrição ou, caso convenientes, estabelecerá um período menor, mas dentro do período no calendário geral. Invariavelmente no dia 26/01/2006 poder-se-ia computar o total de inscritos em todos os programas. O calendário geral é uma composição de eventos predefinidos de interesse de toda a instituição. Este conjunto não pode ser alterado (acrescido ou reduzido) sem grandes implicações. </text:p>
      <text:p text:style-name="P7"/>
      <text:p text:style-name="P9"/>
      <text:p text:style-name="P10">1 - Caso de Uso CL.1- Manutenir Calendário</text:p>
      <text:p text:style-name="P11">ID: CL.1</text:p>
      <text:p text:style-name="P5">Atores: Coordenação</text:p>
      <text:p text:style-name="P12"/>
      <text:p text:style-name="P5">Propósito: <text:span text:style-name="T1">Este caso de uso tem como função realizar o cadastro, alteração ou remoção de um calendário.</text:span></text:p>
      <text:p text:style-name="P7"/>
      <text:p text:style-name="P13"><text:span text:style-name="T2">Descrição:</text:span> A Coordenação efetua inserção de novo cadastro, alteração ou remoção de um calendário que será seguido para a definição de atividades acadêmicas. O calendário pode ser de duas categorias: calendário geral e calendário de programa.</text:p>
      <text:p text:style-name="P7"><text:s/></text:p>
      <text:p text:style-name="P14">1.1<text:tab/>Fluxo Básico</text:p>
      <text:p text:style-name="P6"/>
      <text:p text:style-name="P15">01 <text:s/>Coordenação preenche as informações para manutenir Calendário;</text:p>
      <text:p text:style-name="P15">02 <text:s/>Coordenação requisita a confirmação da operação;</text:p>
      <text:p text:style-name="P15">03 <text:s/>Sistema confirma a operação.</text:p>
      <text:p text:style-name="P7"/>
      <text:p text:style-name="P14">1.2<text:tab/>Fluxo Alternativo</text:p>
      <text:p text:style-name="P6"/>
      <text:p text:style-name="P16">No item 02, o sistema exibe mensagem contendo campos obrigatórios que não foram preenchidos e aqueles contendo informações inconsistentes, o sistema sugere que sejam fornecidas e alteradas, respectivamente.</text:p>
      <text:p text:style-name="P7"><text:tab/></text:p>
      <text:p text:style-name="P17"><text:span text:style-name="T3">Referência: </text:span><text:span text:style-name="T4">Não se aplica</text:span></text:p>
      <text:p text:style-name="P18"/>
      <text:p text:style-name="P19"/>
      <text:p text:style-name="P19">2 - Caso de Uso CL.2- Manutenir Atividade</text:p>
      <text:p text:style-name="P11">ID: CL.2</text:p>
      <text:p text:style-name="P5">Atores: Coordenação</text:p>
      <text:p text:style-name="P12"/>
      <text:p text:style-name="P5">Propósito: <text:s/><text:span text:style-name="T1">Este caso de uso tem como função realizar o cadastro, alteração ou remoção de uma determinada atividade</text:span></text:p>
      <text:p text:style-name="P7"/>
      <text:p text:style-name="P13"><text:span text:style-name="T2">Descrição: </text:span><text:span text:style-name="T1">A Coordenação efetua a inserção de um</text:span> cadastro, alteração ou remoção de uma determinada atividade, podendo ela estar relacionada à PRPPG, ao curso de pós-graduação ou a uma disciplina do curso de pós-graduação.</text:p>
      <text:p text:style-name="P7"/>
      <text:p text:style-name="P20">2.1 <text:s/>Fluxo Básico</text:p>
      <text:p text:style-name="P7"/>
      <text:p text:style-name="P21"><text:span text:style-name="T4">01 <text:s/></text:span><text:span text:style-name="T4">Coordenação</text:span><text:span text:style-name="T4"> inicia caso de uso </text:span><text:span text:style-name="T5">Selecionar Calendário</text:span><text:span text:style-name="T4">;</text:span></text:p>
      <text:p text:style-name="P15">02 <text:s/>Coordenação preenche as informações que deseja manutenir;</text:p>
      <text:p text:style-name="P15">03 <text:s/>Coordenação requisita a confirmação da operação;</text:p>
      <text:p text:style-name="P15">04 <text:s/>Coordenação confirma a operação.</text:p>
      <text:p text:style-name="P7"/>
      <text:p text:style-name="P11">2.2 <text:s/>Fluxo Alternativo</text:p>
      <text:p text:style-name="P6"/>
      <text:p text:style-name="P22">No item 03, o sistema exibe mensagem contendo campos obrigatórios que não foram preenchidos e aqueles contendo informações inconsistentes, o sistema sugere que sejam fornecidas e alteradas, respectivamente.</text:p>
      <text:p text:style-name="P7"/>
      <text:p text:style-name="P17"><text:span text:style-name="T3">Referência: </text:span><text:span text:style-name="T4">Não se aplica</text:span></text:p>
      <text:p text:style-name="P7"/>
      <text:p text:style-name="P7"/>
      <text:p text:style-name="P10">3 - Caso de Uso CL.3- Selecionar Calendário</text:p>
      <text:p text:style-name="P11">ID: CL.3</text:p>
      <text:p text:style-name="P5">Atores: <text:s/>Coordenação</text:p>
      <text:p text:style-name="P12"/>
      <text:p text:style-name="P5">Propósito: <text:span text:style-name="T1">Este caso de uso tem como função descrever o processo de seleção de um calendário.</text:span></text:p>
      <text:p text:style-name="P7"/>
      <text:p text:style-name="P13"><text:span text:style-name="T2">Descrição: </text:span>A Coordenação executa a operação ao sistema para selecionar um Calendário.</text:p>
      <text:p text:style-name="P7"/>
      <text:p text:style-name="P11">3.1<text:tab/>Fluxo Básico</text:p>
      <text:p text:style-name="P6"/>
      <text:p text:style-name="P15">01 <text:s/>Coordenação preenche as informações para selecionar um Calendário;</text:p>
      <text:p text:style-name="P15">02 <text:s/>Sistema disponibiliza o(s) Calendário(s) de acordo com as informações;</text:p>
      <text:p text:style-name="P15">03 <text:s/>Coordenação seleciona o Calendário;</text:p>
      <text:p text:style-name="P15">04 <text:s/>Coordenação requisita a confirmação da operação;.</text:p>
      <text:p text:style-name="P15">05 <text:s/>Sistema confirma a operação, selecionando o Calendário.</text:p>
      <text:p text:style-name="P6"/>
      <text:p text:style-name="P6"/>
      <text:p text:style-name="P6"/>
      <text:p text:style-name="P14">3.2<text:tab/>Fluxo Alternativo</text:p>
      <text:p text:style-name="P6"/>
      <text:p text:style-name="P7">No item 04, o sistema exibe mensagem contendo campos obrigatórios que não foram preenchidos e aqueles contendo informações inconsistentes, o sistema sugere que sejam fornecidas e alteradas, respectivamente.</text:p>
      <text:p text:style-name="P6"/>
      <text:p text:style-name="P17"><text:span text:style-name="T3">Referência: </text:span><text:span text:style-name="T4">Não se aplica</text:span></text:p>
      <text:p text:style-name="P6"/>
      <text:p text:style-name="P6"/>
      <text:p text:style-name="P10">4 - Caso de Uso CL.4- Visualizar Calendário</text:p>
      <text:p text:style-name="P11">ID: CL.4</text:p>
      <text:p text:style-name="P5">Atores: <text:s/>Coordenação</text:p>
      <text:p text:style-name="P12"/>
      <text:p text:style-name="P5">Propósito: <text:span text:style-name="T1"><text:s/>Este caso de uso tem como função visualizar os dados presentes no calendário.</text:span></text:p>
      <text:p text:style-name="P7"/>
      <text:p text:style-name="P13"><text:span text:style-name="T2">Descrição: </text:span>A secretaria seleciona um calendário acadêmico para ser visualizado..</text:p>
      <text:p text:style-name="P7"><text:s/></text:p>
      <text:p text:style-name="P11">4.1<text:tab/>Fluxo Básico</text:p>
      <text:p text:style-name="P6"/>
      <text:p text:style-name="P21"><text:span text:style-name="T4">01 <text:s/>Coordenação inicia caso de uso </text:span><text:span text:style-name="T5">Selecionar Calendário</text:span><text:span text:style-name="T4">;</text:span></text:p>
      <text:p text:style-name="P15">02 <text:s/>Coordenação requisita a confirmação da operação;</text:p>
      <text:p text:style-name="P15">03 <text:s/>Coordenação confirma a operação, disponibilizando as informações do Calendário.</text:p>
      <text:p text:style-name="P11"/>
      <text:p text:style-name="P11">4.2<text:tab/>Fluxo Alternativo</text:p>
      <text:p text:style-name="P5"/>
      <text:p text:style-name="P13">Não possui Fluxo Alternativo</text:p>
      <text:p text:style-name="P17"><text:span text:style-name="T3"/></text:p>
      <text:p text:style-name="P23"><text:span text:style-name="T2">Referência: </text:span>Não se apl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NewRoman" svg:font-family="TimesNewRoman" style:font-family-generic="roma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cm" fo:margin-right="0cm" fo:line-height="150%" fo:text-align="justify" style:justify-single-word="false" fo:text-indent="1.249cm" style:auto-text-indent="false"/>
      <style:text-properties style:font-name="TimesNewRoman" fo:font-size="11.5pt" style:font-size-asian="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paragraph-properties fo:text-align="center" style:justify-single-word="false" fo:keep-with-next="always"/>
      <style:text-properties style:font-name="TimesNewRoman" fo:font-size="13pt" style:font-size-asian="13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fo:font-size="11pt" style:font-size-asian="11pt" style:font-size-complex="11pt"/>
    </style:style>
    <style:style style:name="P2" style:family="paragraph" style:parent-style-name="Footer">
      <style:paragraph-properties fo:text-align="end" style:justify-single-word="false"/>
      <style:text-properties fo:font-size="11pt" style:font-size-asian="11pt" style:font-size-complex="11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pm1">
      <style:header>
        <text:p text:style-name="P1">UC-Calendário - Versão 0.1</text:p>
      </style:header>
      <style:footer>
        <text:p text:style-name="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BrOffice.org/2.0$Win32 OpenOffice.org_project/680m1$Build-8990</meta:generator>
    <dc:title>Caso de Uso Calendario</dc:title>
    <dc:description>Versão 3
Data: 06/06/2006</dc:description>
    <meta:initial-creator>Wagner Oliveira de Araujo</meta:initial-creator>
    <meta:creation-date>2006-06-04T23:32:00</meta:creation-date>
    <dc:date>2006-06-08T21:49:04</dc:date>
    <dc:language>pt-BR</dc:language>
    <meta:editing-cycles>39</meta:editing-cycles>
    <meta:editing-duration>PT1H27M58S</meta:editing-duration>
    <meta:user-defined meta:name="Info 1"/>
    <meta:user-defined meta:name="Info 2"/>
    <meta:user-defined meta:name="Info 3"/>
    <meta:user-defined meta:name="Info 4"/>
    <meta:document-statistic meta:table-count="1" meta:image-count="0" meta:object-count="0" meta:page-count="3" meta:paragraph-count="68" meta:word-count="637" meta:character-count="4234"/>
  </office:meta>
</office:document-meta>
</file>

<file path=VersionList.xml><?xml version="1.0" encoding="utf-8"?>
<VL:version-list xmlns:dc="http://purl.org/dc/elements/1.1/" xmlns:VL="http://openoffice.org/2001/versions-list">
  <VL:version-entry VL:title="Version1" VL:comment="" VL:creator="Wagner Oliveira de Araujo" dc:date-time="2006-06-07T01:08:45"/>
</VL:version-list>
</file>